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oto Sans CJK TC Bold" svg:font-family="'Noto Sans CJK TC Bold'" style:font-pitch="variable"/>
    <style:font-face style:name="文泉驛微米黑1" svg:font-family="文泉驛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20.5cm"/>
    </style:style>
    <style:style style:name="gr2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4.75cm" fo:min-width="20.5cm"/>
    </style:style>
    <style:style style:name="gr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4.75cm" fo:min-width="20.5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4.75cm" fo:min-width="20.5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517cm" fo:min-width="0.6cm"/>
    </style:style>
    <style:style style:name="gr6" style:family="graphic" style:parent-style-name="standard">
      <style:graphic-properties draw:stroke="none" draw:fill-color="#808080" draw:opacity="100%" draw:textarea-horizontal-align="justify" draw:textarea-vertical-align="middle" draw:auto-grow-height="false" fo:min-height="0.517cm" fo:min-width="0.6cm"/>
    </style:style>
    <style:style style:name="gr7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517cm" fo:min-width="0.6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1.15cm" fo:min-width="2.61cm"/>
    </style:style>
    <style:style style:name="gr9" style:family="graphic" style:parent-style-name="standard" style:list-style-name="L1">
      <style:graphic-properties draw:stroke="none" draw:fill="solid" draw:fill-color="#006699" draw:opacity="70%" draw:textarea-horizontal-align="justify" draw:textarea-vertical-align="middle" draw:auto-grow-height="false" fo:min-height="19.75cm" fo:min-width="6.5cm"/>
    </style:style>
    <style:style style:name="gr10" style:family="graphic" style:parent-style-name="standard">
      <style:graphic-properties draw:stroke="none" draw:fill="none" draw:opacity="100%" draw:textarea-horizontal-align="justify" draw:textarea-vertical-align="middle" draw:auto-grow-height="false" fo:min-height="4.75cm" fo:min-width="6.51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9.639cm" fo:min-width="1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-color="#006699" draw:opacity="70%" draw:textarea-horizontal-align="justify" draw:textarea-vertical-align="middle" draw:auto-grow-height="false" fo:min-height="8.236cm" fo:min-width="7.986cm"/>
    </style:style>
    <style:style style:name="gr14" style:family="graphic" style:parent-style-name="standard">
      <style:graphic-properties draw:stroke="none" svg:stroke-color="#ffcc00" draw:fill-color="#cc9900" draw:opacity="70%" draw:textarea-horizontal-align="justify" draw:textarea-vertical-align="middle" draw:auto-grow-height="false" fo:min-height="8.236cm" fo:min-width="7.986cm"/>
    </style:style>
    <style:style style:name="gr15" style:family="graphic" style:parent-style-name="objectwithoutfill">
      <style:graphic-properties svg:stroke-width="0.106cm" svg:stroke-color="#666633" draw:marker-start-width="0.359cm" draw:marker-end-width="0.359cm" svg:stroke-opacity="50%" draw:fill="solid" draw:fill-color="#b2b2b2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666633" draw:marker-start-width="0.359cm" draw:marker-end-width="0.359cm" svg:stroke-opacity="50%" draw:fill="solid" draw:fill-color="#663300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666633" svg:stroke-opacity="50%" draw:fill="solid" draw:fill-color="#666633" draw:opacity="0%" draw:textarea-vertical-align="middle" draw:auto-grow-height="true" draw:auto-grow-width="false" fo:max-height="0cm" fo:min-height="4.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0" style:family="graphic" style:parent-style-name="standard">
      <style:graphic-properties draw:stroke="none" draw:textarea-horizontal-align="justify" draw:textarea-vertical-align="middle" draw:auto-grow-height="false" fo:min-height="19.74cm" fo:min-width="4.5cm"/>
    </style:style>
    <style:style style:name="gr21" style:family="graphic" style:parent-style-name="standard">
      <style:graphic-properties draw:stroke="none" draw:textarea-horizontal-align="justify" draw:textarea-vertical-align="bottom" draw:auto-grow-height="false" fo:min-height="4.56cm" fo:min-width="24.534cm"/>
    </style:style>
    <style:style style:name="gr22" style:family="graphic" style:parent-style-name="standard">
      <style:graphic-properties draw:fill-color="#3465a4" draw:opacity="100%" draw:textarea-horizontal-align="justify" draw:textarea-vertical-align="middle" draw:auto-grow-height="false" fo:min-height="0.319cm" fo:min-width="0.3cm"/>
    </style:style>
    <style:style style:name="gr23" style:family="graphic" style:parent-style-name="objectwithoutfill">
      <style:graphic-properties svg:stroke-width="0.212cm" svg:stroke-color="#3465a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stroke="none" draw:opacity="25%" draw:textarea-horizontal-align="justify" draw:textarea-vertical-align="middle" draw:auto-grow-height="false" fo:min-height="14.75cm" fo:min-width="8.49cm"/>
    </style:style>
    <style:style style:name="gr25" style:family="graphic" style:parent-style-name="standard">
      <style:graphic-properties draw:stroke="none" svg:stroke-width="0.106cm" draw:marker-start-width="0.359cm" draw:marker-end-width="0.359cm" draw:opacity="50%" draw:textarea-horizontal-align="justify" draw:textarea-vertical-align="middle" draw:auto-grow-height="false" fo:min-height="14.644cm" fo:min-width="9.39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opacity="75%" draw:textarea-horizontal-align="justify" draw:textarea-vertical-align="middle" draw:auto-grow-height="false" fo:min-height="14.75cm" fo:min-width="8.497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4.75cm" fo:min-width="27.49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2.34cm" fo:min-width="9.5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2.34cm" fo:min-width="8.5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08cm" fo:min-width="0.8cm"/>
    </style:style>
    <style:style style:name="gr31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2.348cm" fo:min-width="3cm"/>
    </style:style>
    <style:style style:name="gr33" style:family="graphic" style:parent-style-name="standard">
      <style:graphic-properties draw:stroke="none" draw:fill-color="#000000" draw:textarea-horizontal-align="justify" draw:textarea-vertical-align="middle" draw:auto-grow-height="false" fo:min-height="0.014cm" fo:min-width="0cm"/>
    </style:style>
    <style:style style:name="gr3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svg:stroke-width="0.212cm" draw:marker-start="Arrow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9" style:family="graphic" style:parent-style-name="objectwithoutfill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40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0.85cm" fo:min-width="27.49cm"/>
    </style:style>
    <style:style style:name="pr1" style:family="presentation" style:parent-style-name="預設-notes">
      <style:graphic-properties draw:fill-color="#ffffff" draw:auto-grow-height="true" fo:min-height="13.364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style:font-name="Noto Sans CJK TC Bold" fo:font-size="66pt" fo:font-weight="normal" style:font-name-asian="Noto Sans CJK TC Bold" style:font-size-asian="66pt" style:font-weight-asian="normal" style:font-size-complex="66pt" style:font-relief="none"/>
    </style:style>
    <style:style style:name="P3" style:family="paragraph">
      <loext:graphic-properties draw:fill-color="#cccccc" draw:opacity="100%"/>
      <style:paragraph-properties fo:text-align="center"/>
      <style:text-properties fo:color="#808080" style:font-name="Noto Sans CJK TC Bold" fo:font-size="66pt" style:font-name-asian="Noto Sans CJK TC Bold" style:font-size-asian="66pt" style:font-size-complex="66pt"/>
    </style:style>
    <style:style style:name="P4" style:family="paragraph">
      <loext:graphic-properties draw:fill-color="#000000" draw:opacity="50%"/>
      <style:paragraph-properties fo:text-align="center"/>
      <style:text-properties fo:color="#cccccc" style:font-name="Noto Sans CJK TC Bold" fo:font-size="66pt" style:font-name-asian="Noto Sans CJK TC Bold" style:font-size-asian="66pt" style:font-size-complex="66pt"/>
    </style:style>
    <style:style style:name="P5" style:family="paragraph">
      <loext:graphic-properties draw:fill-color="#000000"/>
      <style:paragraph-properties fo:text-align="center"/>
      <style:text-properties style:use-window-font-color="true" style:font-name="Noto Sans CJK TC Bold" fo:font-size="66pt" style:font-name-asian="Noto Sans CJK TC Bold" style:font-size-asian="66pt" style:font-size-complex="6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808080" draw:opacity="100%"/>
      <style:paragraph-properties fo:text-align="center"/>
    </style:style>
    <style:style style:name="P8" style:family="paragraph">
      <loext:graphic-properties draw:fill-color="#cccccc" draw:opacity="100%"/>
      <style:paragraph-properties fo:text-align="center"/>
    </style:style>
    <style:style style:name="P9" style:family="paragraph">
      <loext:graphic-properties draw:fill="none" draw:opacity="100%"/>
      <style:paragraph-properties fo:text-align="center"/>
      <style:text-properties fo:color="#ffffff" style:font-name="Noto Sans CJK TC Bold" fo:font-size="18pt" style:font-name-asian="Noto Sans CJK TC Bold" style:font-size-asian="18pt" style:font-size-complex="18pt"/>
    </style:style>
    <style:style style:name="P10" style:family="paragraph">
      <loext:graphic-properties draw:fill="solid" draw:fill-color="#006699" draw:opacity="70%"/>
      <style:paragraph-properties fo:margin-left="0cm" fo:margin-right="0cm" fo:margin-top="0.1cm" fo:margin-bottom="0.1cm" fo:line-height="100%" fo:text-align="center" fo:text-indent="0cm"/>
      <style:text-properties fo:font-variant="normal" fo:text-transform="none" fo:color="#cccccc" style:text-outline="false" style:text-line-through-style="none" style:text-line-through-type="none" style:font-name="Noto Sans CJK TC Bold" fo:font-size="48pt" fo:font-style="normal" fo:text-shadow="none" style:text-underline-style="none" fo:font-weight="normal" style:letter-kerning="true" style:font-name-asian="Noto Sans CJK TC Bold" style:font-size-asian="48pt" style:font-style-asian="normal" style:font-weight-asian="normal" style:font-name-complex="Noto Sans CJK TC Regular" style:font-size-complex="4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opacity="100%"/>
      <style:paragraph-properties fo:text-align="center"/>
      <style:text-properties fo:color="#ffffff" style:font-name="Noto Sans CJK TC Bold" fo:font-size="54pt" style:font-name-asian="Noto Sans CJK TC Bold" style:font-size-asian="54pt" style:font-size-complex="54pt"/>
    </style:style>
    <style:style style:name="P12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opacity="100%"/>
      <style:paragraph-properties fo:text-align="center"/>
      <style:text-properties fo:color="#cccccc" style:font-name="Noto Sans CJK TC Bold" fo:font-size="18pt" style:font-name-asian="Noto Sans CJK TC Bold" style:font-size-asian="18pt" style:font-size-complex="18pt"/>
    </style:style>
    <style:style style:name="P14" style:family="paragraph">
      <loext:graphic-properties draw:fill="none" draw:opacity="100%"/>
      <style:paragraph-properties fo:text-align="center"/>
      <style:text-properties fo:color="#808080" style:font-name="Noto Sans CJK TC Bold" fo:font-size="18pt" style:font-name-asian="Noto Sans CJK TC Bold" style:font-size-asian="18pt" style:font-size-complex="18pt"/>
    </style:style>
    <style:style style:name="P15" style:family="paragraph">
      <loext:graphic-properties draw:fill-color="#ffffff"/>
    </style:style>
    <style:style style:name="P16" style:family="paragraph">
      <style:paragraph-properties fo:text-align="start"/>
      <style:text-properties fo:color="#ffffff" fo:font-size="40pt" style:font-size-asian="40pt" style:font-size-complex="40pt"/>
    </style:style>
    <style:style style:name="P17" style:family="paragraph">
      <loext:graphic-properties draw:fill-color="#006699" draw:opacity="70%"/>
      <style:paragraph-properties fo:text-align="start"/>
      <style:text-properties fo:color="#ffffff" fo:font-size="40pt" style:font-size-asian="40pt" style:font-size-complex="40pt"/>
    </style:style>
    <style:style style:name="P18" style:family="paragraph">
      <style:paragraph-properties fo:text-align="end"/>
      <style:text-properties fo:font-size="40pt" style:font-size-asian="40pt" style:font-size-complex="40pt"/>
    </style:style>
    <style:style style:name="P19" style:family="paragraph">
      <loext:graphic-properties draw:fill-color="#cc9900" draw:opacity="70%"/>
      <style:paragraph-properties fo:text-align="end"/>
      <style:text-properties fo:color="#ffffff" fo:font-size="40pt" style:font-size-asian="40pt" style:font-size-complex="40pt"/>
    </style:style>
    <style:style style:name="P20" style:family="paragraph">
      <loext:graphic-properties draw:fill="solid" draw:fill-color="#b2b2b2"/>
      <style:paragraph-properties fo:text-align="center"/>
    </style:style>
    <style:style style:name="P21" style:family="paragraph">
      <loext:graphic-properties draw:fill="solid" draw:fill-color="#663300"/>
      <style:paragraph-properties fo:text-align="center"/>
    </style:style>
    <style:style style:name="P22" style:family="paragraph">
      <style:paragraph-properties fo:text-align="center"/>
      <style:text-properties fo:color="#ffffff" fo:font-size="44pt" style:font-size-asian="44pt" style:font-size-complex="44pt"/>
    </style:style>
    <style:style style:name="P23" style:family="paragraph">
      <loext:graphic-properties draw:fill="solid" draw:fill-color="#666633" draw:opacity="0%"/>
      <style:paragraph-properties fo:text-align="center"/>
      <style:text-properties fo:color="#ffffff" fo:font-size="44pt" style:font-size-asian="44pt" style:font-size-complex="44pt"/>
    </style:style>
    <style:style style:name="P24" style:family="paragraph">
      <style:paragraph-properties fo:text-align="center"/>
      <style:text-properties fo:color="#006699" fo:font-size="24pt" style:font-size-asian="24pt" style:font-size-complex="24pt"/>
    </style:style>
    <style:style style:name="P25" style:family="paragraph">
      <loext:graphic-properties draw:fill="none" draw:fill-color="#ffffff"/>
      <style:paragraph-properties fo:text-align="center"/>
      <style:text-properties fo:color="#006699" fo:font-size="24pt" style:font-size-asian="24pt" style:font-size-complex="24pt"/>
    </style:style>
    <style:style style:name="P26" style:family="paragraph">
      <style:paragraph-properties fo:text-align="center"/>
      <style:text-properties fo:color="#cc9900" fo:font-size="24pt" style:font-size-asian="24pt" style:font-size-complex="24pt"/>
    </style:style>
    <style:style style:name="P27" style:family="paragraph">
      <loext:graphic-properties draw:fill="none" draw:fill-color="#ffffff"/>
      <style:paragraph-properties fo:text-align="center"/>
      <style:text-properties fo:color="#cc9900" fo:font-size="24pt" style:font-size-asian="24pt" style:font-size-complex="24pt"/>
    </style:style>
    <style:style style:name="P28" style:family="paragraph">
      <style:paragraph-properties fo:text-align="center"/>
      <style:text-properties fo:font-size="54pt" style:font-size-asian="54pt" style:font-size-complex="54pt"/>
    </style:style>
    <style:style style:name="P29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30" style:family="paragraph">
      <style:paragraph-properties fo:text-align="center"/>
      <style:text-properties fo:color="#ffffff"/>
    </style:style>
    <style:style style:name="P31" style:family="paragraph">
      <style:paragraph-properties fo:text-align="center"/>
      <style:text-properties fo:color="#ffffff" fo:font-size="60pt" style:font-size-asian="60pt" style:font-size-complex="60pt"/>
    </style:style>
    <style:style style:name="P32" style:family="paragraph">
      <style:paragraph-properties fo:text-align="center"/>
      <style:text-properties fo:color="#ffffff" fo:font-size="80pt" style:font-size-asian="80pt" style:font-size-complex="80pt"/>
    </style:style>
    <style:style style:name="P33" style:family="paragraph">
      <loext:graphic-properties draw:fill-color="#3465a4" draw:opacity="100%"/>
      <style:paragraph-properties fo:text-align="center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text-align="center"/>
      <style:text-properties fo:font-size="24pt" style:font-size-asian="24pt" style:font-size-complex="24pt"/>
    </style:style>
    <style:style style:name="P3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7" style:family="paragraph">
      <loext:graphic-properties draw:opacity="25%"/>
      <style:paragraph-properties fo:text-align="center"/>
    </style:style>
    <style:style style:name="P38" style:family="paragraph">
      <loext:graphic-properties draw:opacity="50%"/>
      <style:paragraph-properties fo:text-align="center"/>
    </style:style>
    <style:style style:name="P39" style:family="paragraph">
      <loext:graphic-properties draw:opacity="75%"/>
      <style:paragraph-properties fo:text-align="center"/>
    </style:style>
    <style:style style:name="P40" style:family="paragraph">
      <style:paragraph-properties fo:text-align="center"/>
      <style:text-properties fo:font-size="72pt" style:font-size-asian="72pt" style:font-size-complex="72pt"/>
    </style:style>
    <style:style style:name="P41" style:family="paragraph">
      <style:paragraph-properties fo:text-align="center"/>
      <style:text-properties fo:color="#ffffff" style:font-name="Noto Sans CJK TC Bold" fo:font-size="72pt" style:font-name-asian="Noto Sans CJK TC Bold" style:font-size-asian="72pt" style:font-size-complex="72pt"/>
    </style:style>
    <style:style style:name="P4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45" style:family="paragraph">
      <loext:graphic-properties draw:fill="gradient" draw:fill-gradient-name="Gradient_20_4"/>
      <style:paragraph-properties fo:text-align="center"/>
    </style:style>
    <style:style style:name="T1" style:family="text">
      <style:text-properties fo:color="#000000" style:font-name="Noto Sans CJK TC Bold" fo:font-size="66pt" fo:font-weight="normal" style:font-name-asian="Noto Sans CJK TC Bold" style:font-size-asian="66pt" style:font-weight-asian="normal" style:font-size-complex="66pt" style:font-relief="none"/>
    </style:style>
    <style:style style:name="T2" style:family="text">
      <style:text-properties fo:color="#808080" style:font-name="Noto Sans CJK TC Bold" fo:font-size="66pt" style:font-name-asian="Noto Sans CJK TC Bold" style:font-size-asian="66pt" style:font-size-complex="66pt"/>
    </style:style>
    <style:style style:name="T3" style:family="text">
      <style:text-properties fo:color="#cccccc" style:font-name="Noto Sans CJK TC Bold" fo:font-size="66pt" style:font-name-asian="Noto Sans CJK TC Bold" style:font-size-asian="66pt" style:font-size-complex="66pt"/>
    </style:style>
    <style:style style:name="T4" style:family="text">
      <style:text-properties style:use-window-font-color="true" style:font-name="Noto Sans CJK TC Bold" fo:font-size="66pt" style:font-name-asian="Noto Sans CJK TC Bold" style:font-size-asian="66pt" style:font-size-complex="66pt"/>
    </style:style>
    <style:style style:name="T5" style:family="text">
      <style:text-properties fo:color="#ffffff" style:font-name="Noto Sans CJK TC Bold" fo:font-size="18pt" style:font-name-asian="Noto Sans CJK TC Bold" style:font-size-asian="18pt" style:font-size-complex="18pt"/>
    </style:style>
    <style:style style:name="T6" style:family="text">
      <style:text-properties fo:color="#ffffff" style:font-name="Noto Sans CJK TC Bold" fo:font-size="54pt" style:font-name-asian="Noto Sans CJK TC Bold" style:font-size-asian="54pt" style:font-size-complex="5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ccccc" style:font-name="Noto Sans CJK TC Bold" fo:font-size="18pt" style:font-name-asian="Noto Sans CJK TC Bold" style:font-size-asian="18pt" style:font-size-complex="18pt"/>
    </style:style>
    <style:style style:name="T9" style:family="text">
      <style:text-properties fo:color="#808080" style:font-name="Noto Sans CJK TC Bold" fo:font-size="18pt" style:font-name-asian="Noto Sans CJK TC Bold" style:font-size-asian="18pt" style:font-size-complex="18pt"/>
    </style:style>
    <style:style style:name="T10" style:family="text">
      <style:text-properties fo:color="#ffffff" fo:font-size="40pt" style:font-size-asian="40pt" style:font-size-complex="40pt"/>
    </style:style>
    <style:style style:name="T11" style:family="text">
      <style:text-properties fo:color="#ffffff" fo:font-size="44pt" style:font-size-asian="44pt" style:font-size-complex="44pt"/>
    </style:style>
    <style:style style:name="T12" style:family="text">
      <style:text-properties fo:color="#006699" fo:font-size="24pt" style:font-size-asian="24pt" style:font-size-complex="24pt"/>
    </style:style>
    <style:style style:name="T13" style:family="text">
      <style:text-properties fo:color="#cc9900" fo:font-size="24pt" style:font-size-asian="24pt" style:font-size-complex="24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color="#ffffff" fo:font-size="60pt" style:font-size-asian="60pt" style:font-size-complex="60pt"/>
    </style:style>
    <style:style style:name="T16" style:family="text">
      <style:text-properties fo:color="#ffffff" fo:font-size="80pt" style:font-size-asian="80pt" style:font-size-complex="80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ff" style:font-name="Noto Sans CJK TC Bold" fo:font-size="72pt" style:font-name-asian="Noto Sans CJK TC Bold" style:font-size-asian="72pt" style:font-size-complex="72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custom-shape draw:style-name="gr1" draw:text-style-name="P2" draw:layer="layout" svg:width="21cm" svg:height="5cm" svg:x="7cm" svg:y="0cm">
            <text:p text:style-name="P1"><text:span text:style-name="T1">智慧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1cm" svg:height="5cm" svg:x="7cm" svg:y="5cm">
            <text:p text:style-name="P1"><text:span text:style-name="T2">知識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1cm" svg:height="5cm" svg:x="7cm" svg:y="10cm">
            <text:p text:style-name="P1"><text:span text:style-name="T3">資訊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1cm" svg:height="5cm" svg:x="7cm" svg:y="15cm">
            <text:p text:style-name="P1"><text:span text:style-name="T4">資料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.2cm" svg:height="2.3cm" svg:x="26cm" svg:y="12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7" draw:layer="layout" svg:width="2.2cm" svg:height="2.3cm" svg:x="26.001cm" svg:y="7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8" draw:layer="layout" svg:width="2.2cm" svg:height="2.3cm" svg:x="26.002cm" svg:y="2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9" draw:layer="layout" svg:width="3.11cm" svg:height="1.4cm" svg:x="25.4cm" svg:y="15cm">
            <text:p text:style-name="P1"><text:span text:style-name="T5">分析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9" draw:text-style-name="P10" draw:layer="layout" svg:width="7cm" svg:height="20cm" svg:x="0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1" draw:layer="layout" svg:width="7.01cm" svg:height="5cm" svg:x="0cm" svg:y="0cm">
              <text:p text:style-name="P1"><text:span text:style-name="T6">抽象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1" draw:layer="layout" svg:width="7.01cm" svg:height="5cm" svg:x="0cm" svg:y="15cm">
              <text:p text:style-name="P1"><text:span text:style-name="T6">具體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2" draw:layer="layout" svg:width="3cm" svg:height="11.3cm" svg:x="1.9cm" svg:y="4.3cm">
              <text:p text:style-name="P1"><text:span text:style-name="T7">概</text:span></text:p>
              <text:p text:style-name="P1"><text:span text:style-name="T7">念</text:span></text:p>
              <text:p text:style-name="P1"><text:span text:style-name="T7">層</text:span></text:p>
              <text:p text:style-name="P1"><text:span text:style-name="T7">次</text:span></text:p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style-name="gr8" draw:text-style-name="P13" draw:layer="layout" svg:width="3.11cm" svg:height="1.4cm" svg:x="25.4cm" svg:y="10cm">
            <text:p text:style-name="P1"><text:span text:style-name="T8">理解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4" draw:layer="layout" svg:width="3.11cm" svg:height="1.4cm" svg:x="25.4cm" svg:y="5cm">
            <text:p text:style-name="P1"><text:span text:style-name="T9">洞察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custom-shape draw:style-name="gr13" draw:text-style-name="P17" draw:layer="layout" svg:width="12cm" svg:height="12cm" svg:x="4cm" svg:y="3.1cm">
          <text:p text:style-name="P16"><text:span text:style-name="T10">資料結構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9" draw:layer="layout" svg:width="12cm" svg:height="12cm" svg:x="12.001cm" svg:y="3.1cm">
          <text:p text:style-name="P18"><text:span text:style-name="T10">演算法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20" draw:layer="layout" svg:x1="12.4cm" svg:y1="11.4cm" svg:x2="15.5cm" svg:y2="11.4cm">
          <text:p/>
        </draw:line>
        <draw:g>
          <draw:line draw:style-name="gr16" draw:text-style-name="P21" draw:layer="layout" svg:x1="13.3cm" svg:y1="5.4cm" svg:x2="14.7cm" svg:y2="5.4cm">
            <text:p/>
          </draw:line>
          <draw:line draw:style-name="gr16" draw:text-style-name="P21" draw:layer="layout" svg:x1="12.7cm" svg:y1="6.4cm" svg:x2="15.3cm" svg:y2="6.4cm">
            <text:p/>
          </draw:line>
          <draw:line draw:style-name="gr16" draw:text-style-name="P21" draw:layer="layout" svg:x1="12.2cm" svg:y1="7.4cm" svg:x2="15.8cm" svg:y2="7.4cm">
            <text:p/>
          </draw:line>
          <draw:line draw:style-name="gr16" draw:text-style-name="P21" draw:layer="layout" svg:x1="12.1cm" svg:y1="8.4cm" svg:x2="15.9cm" svg:y2="8.4cm">
            <text:p/>
          </draw:line>
          <draw:line draw:style-name="gr16" draw:text-style-name="P21" draw:layer="layout" svg:x1="12cm" svg:y1="9.4cm" svg:x2="16cm" svg:y2="9.4cm">
            <text:p/>
          </draw:line>
          <draw:line draw:style-name="gr16" draw:text-style-name="P21" draw:layer="layout" svg:x1="12.2cm" svg:y1="10.4cm" svg:x2="15.8cm" svg:y2="10.4cm">
            <text:p/>
          </draw:line>
          <draw:line draw:style-name="gr16" draw:text-style-name="P21" draw:layer="layout" svg:x1="13cm" svg:y1="12.4cm" svg:x2="15cm" svg:y2="12.4cm">
            <text:p/>
          </draw:line>
          <draw:line draw:style-name="gr16" draw:text-style-name="P21" draw:layer="layout" svg:x1="12.101cm" svg:y1="8.9cm" svg:x2="15.901cm" svg:y2="8.9cm">
            <text:p/>
          </draw:line>
          <draw:line draw:style-name="gr16" draw:text-style-name="P21" draw:layer="layout" svg:x1="12.102cm" svg:y1="9.9cm" svg:x2="15.902cm" svg:y2="9.9cm">
            <text:p/>
          </draw:line>
          <draw:line draw:style-name="gr16" draw:text-style-name="P21" draw:layer="layout" svg:x1="12.103cm" svg:y1="7.9cm" svg:x2="15.903cm" svg:y2="7.9cm">
            <text:p/>
          </draw:line>
          <draw:line draw:style-name="gr16" draw:text-style-name="P21" draw:layer="layout" svg:x1="12.404cm" svg:y1="6.9cm" svg:x2="15.604cm" svg:y2="6.9cm">
            <text:p/>
          </draw:line>
          <draw:line draw:style-name="gr16" draw:text-style-name="P21" draw:layer="layout" svg:x1="12.905cm" svg:y1="5.9cm" svg:x2="15.105cm" svg:y2="5.9cm">
            <text:p/>
          </draw:line>
          <draw:line draw:style-name="gr16" draw:text-style-name="P21" draw:layer="layout" svg:x1="12.203cm" svg:y1="10.9cm" svg:x2="15.703cm" svg:y2="10.9cm">
            <text:p/>
          </draw:line>
          <draw:line draw:style-name="gr16" draw:text-style-name="P21" draw:layer="layout" svg:x1="12.604cm" svg:y1="11.9cm" svg:x2="15.304cm" svg:y2="11.9cm">
            <text:p/>
          </draw:line>
          <draw:line draw:style-name="gr16" draw:text-style-name="P21" draw:layer="layout" svg:x1="13.606cm" svg:y1="4.9cm" svg:x2="14.406cm" svg:y2="4.9cm">
            <text:p/>
          </draw:line>
          <draw:line draw:style-name="gr16" draw:text-style-name="P21" draw:layer="layout" svg:x1="13.307cm" svg:y1="12.9cm" svg:x2="14.707cm" svg:y2="12.9cm">
            <text:p/>
          </draw:line>
          <draw:frame draw:style-name="gr17" draw:text-style-name="P23" draw:layer="layout" svg:width="2.997cm" svg:height="4.8cm" svg:x="12.503cm" svg:y="6.7cm">
            <draw:text-box>
              <text:p text:style-name="P22"><text:span text:style-name="T11">程</text:span></text:p>
              <text:p text:style-name="P22"><text:span text:style-name="T11">式</text:span></text:p>
            </draw:text-box>
          </draw:frame>
        </draw:g>
        <draw:frame draw:style-name="gr18" draw:text-style-name="P25" draw:layer="layout" svg:width="7.4cm" svg:height="1.242cm" svg:x="5.9cm" svg:y="1.4cm">
          <draw:text-box>
            <text:p text:style-name="P24"><text:span text:style-name="T12">被</text:span><text:span text:style-name="T12">處</text:span><text:span text:style-name="T12">理</text:span><text:span text:style-name="T12">的</text:span><text:span text:style-name="T12">對</text:span><text:span text:style-name="T12">象</text:span></text:p>
          </draw:text-box>
        </draw:frame>
        <draw:frame draw:style-name="gr18" draw:text-style-name="P27" draw:layer="layout" svg:width="7.4cm" svg:height="1.242cm" svg:x="14.6cm" svg:y="1.4cm">
          <draw:text-box>
            <text:p text:style-name="P26"><text:span text:style-name="T13">運</text:span><text:span text:style-name="T13">用</text:span><text:span text:style-name="T13">方</text:span><text:span text:style-name="T13">法</text:span></text:p>
          </draw:text-box>
        </draw:frame>
        <draw:frame draw:style-name="gr19" draw:text-style-name="P29" draw:layer="layout" svg:width="28cm" svg:height="2.482cm" svg:x="0cm" svg:y="16.2cm">
          <draw:text-box>
            <text:p text:style-name="P28"><text:span text:style-name="T14">資</text:span><text:span text:style-name="T14">料</text:span><text:span text:style-name="T14">結</text:span><text:span text:style-name="T14">構</text:span><text:span text:style-name="T14"> </text:span><text:span text:style-name="T14">+</text:span><text:span text:style-name="T14"> </text:span><text:span text:style-name="T14">演</text:span><text:span text:style-name="T14">算</text:span><text:span text:style-name="T14">法</text:span><text:span text:style-name="T14"> </text:span><text:span text:style-name="T14">=</text:span><text:span text:style-name="T14"> </text:span><text:span text:style-name="T14">程</text:span><text:span text:style-name="T14">式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office:forms form:automatic-focus="false" form:apply-design-mode="false"/>
        <draw:custom-shape draw:style-name="gr20" draw:text-style-name="P31" draw:layer="layout" svg:width="5cm" svg:height="19.99cm" svg:x="3.9cm" svg:y="0cm">
          <text:p text:style-name="P30"><text:span text:style-name="T15"/></text:p>
          <text:p text:style-name="P30"><text:span text:style-name="T15"/></text:p>
          <text:p text:style-name="P30"><text:span text:style-name="T15">明</text:span></text:p>
          <text:p text:style-name="P30"><text:span text:style-name="T15">確</text:span></text:p>
          <text:p text:style-name="P30"><text:span text:style-name="T15">性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5cm" svg:height="19.99cm" svg:x="11.6cm" svg:y="0cm">
          <text:p text:style-name="P1"><text:span text:style-name="T15"/></text:p>
          <text:p text:style-name="P1"><text:span text:style-name="T15"/></text:p>
          <text:p text:style-name="P1"><text:span text:style-name="T15">有</text:span></text:p>
          <text:p text:style-name="P1"><text:span text:style-name="T15">限</text:span></text:p>
          <text:p text:style-name="P1"><text:span text:style-name="T15">性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5cm" svg:height="19.99cm" svg:x="19.3cm" svg:y="0cm">
          <text:p text:style-name="P1"><text:span text:style-name="T15"/></text:p>
          <text:p text:style-name="P1"><text:span text:style-name="T15"/></text:p>
          <text:p text:style-name="P1"><text:span text:style-name="T15">正</text:span></text:p>
          <text:p text:style-name="P1"><text:span text:style-name="T15">確</text:span></text:p>
          <text:p text:style-name="P1"><text:span text:style-name="T15">性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35.4cm" svg:height="6.8cm" svg:x="-3.4cm" svg:y="-1.7cm">
          <text:p text:style-name="P30"><text:span text:style-name="T16">演算法</text:span><text:span text:style-name="T16">特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3" draw:layer="layout" svg:width="1.6cm" svg:height="1.703cm" draw:transform="rotate (-1.5706217938697) translate (11.203cm 11.7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33" draw:layer="layout" svg:width="1.6cm" svg:height="1.703cm" draw:transform="rotate (-1.5706217938697) translate (18.903cm 11.7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34" draw:layer="layout" svg:x1="0.3cm" svg:y1="12.5cm" svg:x2="3.7cm" svg:y2="12.5cm">
          <text:p/>
        </draw:line>
        <draw:line draw:style-name="gr23" draw:text-style-name="P34" draw:layer="layout" svg:x1="24.547cm" svg:y1="12.5cm" svg:x2="27.947cm" svg:y2="12.5cm">
          <text:p/>
        </draw:line>
        <draw:frame draw:style-name="gr18" draw:text-style-name="P36" draw:layer="layout" svg:width="2.8cm" svg:height="1.242cm" svg:x="0.5cm" svg:y="13cm">
          <draw:text-box>
            <text:p text:style-name="P35"><text:span text:style-name="T17">輸</text:span><text:span text:style-name="T17">入</text:span></text:p>
          </draw:text-box>
        </draw:frame>
        <draw:frame draw:style-name="gr18" draw:text-style-name="P36" draw:layer="layout" svg:width="2.8cm" svg:height="1.242cm" svg:x="24.8cm" svg:y="13cm">
          <draw:text-box>
            <text:p text:style-name="P35"><text:span text:style-name="T17">輸</text:span><text:span text:style-name="T17">出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4" draw:text-style-name="P37" draw:layer="layout" svg:width="8.99cm" svg:height="15cm" svg:x="0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8" draw:layer="layout" svg:width="9.996cm" svg:height="15cm" svg:x="8.997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39" draw:layer="layout" svg:width="8.997cm" svg:height="15cm" svg:x="18.993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41" draw:layer="layout" svg:width="27.99cm" svg:height="5cm" svg:x="0cm" svg:y="0cm">
              <text:p text:style-name="P40"><text:span text:style-name="T18">頻</text:span><text:span text:style-name="T18">率</text:span><text:span text:style-name="T18">計</text:span><text:span text:style-name="T18">數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42" draw:layer="layout" svg:width="10cm" svg:height="2.59cm" svg:x="9cm" svg:y="5cm">
              <text:p text:style-name="P1"><text:span text:style-name="T19">決</text:span><text:span text:style-name="T19">策</text:span><text:span text:style-name="T19">分</text:span><text:span text:style-name="T19">支</text:span><text:span text:style-name="T19">敘</text:span><text:span text:style-name="T19">述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2" draw:layer="layout" svg:width="9cm" svg:height="2.59cm" svg:x="0cm" svg:y="5cm">
              <text:p text:style-name="P1"><text:span text:style-name="T19">循</text:span><text:span text:style-name="T19">序</text:span><text:span text:style-name="T19">敘</text:span><text:span text:style-name="T19">述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43" draw:layer="layout" svg:width="2.6cm" svg:height="0.99cm" draw:transform="rotate (-3.14159265358979) translate (5.8cm 8.1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3" draw:layer="layout" svg:width="2.6cm" svg:height="0.99cm" draw:transform="rotate (-3.14159265358979) translate (15.3cm 8.1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1" draw:text-style-name="P34" draw:layer="layout" svg:x1="8.997cm" svg:y1="5cm" svg:x2="8.997cm" svg:y2="20cm">
              <text:p/>
            </draw:line>
            <draw:custom-shape draw:style-name="gr29" draw:text-style-name="P42" draw:layer="layout" svg:width="9cm" svg:height="2.59cm" svg:x="19cm" svg:y="5cm">
              <text:p text:style-name="P1"><text:span text:style-name="T19">迴</text:span><text:span text:style-name="T19">圈</text:span><text:span text:style-name="T19">敘</text:span><text:span text:style-name="T19">述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43" draw:layer="layout" svg:width="2.6cm" svg:height="0.99cm" draw:transform="rotate (-3.14159265358979) translate (24.8cm 8.1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1" draw:text-style-name="P34" draw:layer="layout" svg:x1="18.997cm" svg:y1="5cm" svg:x2="18.997cm" svg:y2="20cm">
              <text:p/>
            </draw:line>
          </draw:g>
          <draw:g>
            <draw:g>
              <draw:custom-shape draw:style-name="gr32" draw:text-style-name="P44" draw:layer="layout" svg:width="3.5cm" svg:height="2.598cm" svg:x="2.7cm" svg:y="8.6cm">
                <text:p text:style-name="P1"><text:span text:style-name="T20">程</text:span><text:span text:style-name="T20">序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44" draw:layer="layout" svg:width="3.5cm" svg:height="2.598cm" svg:x="2.7cm" svg:y="12.596cm">
                <text:p text:style-name="P1"><text:span text:style-name="T20">程</text:span><text:span text:style-name="T20">序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44" draw:layer="layout" svg:width="3.5cm" svg:height="2.598cm" svg:x="2.7cm" svg:y="16.592cm">
                <text:p text:style-name="P1"><text:span text:style-name="T20">程序</text:span></text:p>
                <draw:enhanced-geometry svg:viewBox="0 0 21600 21600" draw:type="rectangle" draw:enhanced-path="M 0 0 L 21600 0 21600 21600 0 21600 0 0 Z N"/>
              </draw:custom-shape>
              <draw:custom-shape draw:style-name="gr33" draw:text-style-name="P6" draw:layer="layout" svg:width="1cm" svg:height="0.79cm" draw:transform="rotate (-3.14159265358979) translate (4.985cm 12.287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6" draw:layer="layout" svg:width="1cm" svg:height="0.79cm" draw:transform="rotate (-3.14159265358979) translate (4.984cm 16.287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2" draw:text-style-name="P44" draw:layer="layout" svg:width="3.5cm" svg:height="2.598cm" svg:x="9.7cm" svg:y="12.7cm">
                <text:p text:style-name="P1"><text:span text:style-name="T20">程序</text:span></text:p>
                <draw:enhanced-geometry svg:viewBox="0 0 21600 21600" draw:type="rectangle" draw:enhanced-path="M 0 0 L 21600 0 21600 21600 0 21600 0 0 Z N"/>
              </draw:custom-shape>
              <draw:custom-shape draw:style-name="gr32" draw:text-style-name="P44" draw:layer="layout" svg:width="3.5cm" svg:height="2.598cm" svg:x="14.7cm" svg:y="12.7cm">
                <text:p text:style-name="P1"><text:span text:style-name="T20">程序</text:span></text:p>
                <draw:enhanced-geometry svg:viewBox="0 0 21600 21600" draw:type="rectangle" draw:enhanced-path="M 0 0 L 21600 0 21600 21600 0 21600 0 0 Z N"/>
              </draw:custom-shape>
              <draw:line draw:style-name="gr34" draw:text-style-name="P34" draw:layer="layout" svg:x1="11.5cm" svg:y1="11.1cm" svg:x2="11.5cm" svg:y2="12.7cm">
                <text:p/>
              </draw:line>
              <draw:line draw:style-name="gr34" draw:text-style-name="P34" draw:layer="layout" svg:x1="16.5cm" svg:y1="11.1cm" svg:x2="16.5cm" svg:y2="12.7cm">
                <text:p/>
              </draw:line>
              <draw:line draw:style-name="gr35" draw:text-style-name="P34" draw:layer="layout" svg:x1="11.4cm" svg:y1="11.1cm" svg:x2="16.6cm" svg:y2="11.1cm">
                <text:p/>
              </draw:line>
              <draw:line draw:style-name="gr35" draw:text-style-name="P34" draw:layer="layout" svg:x1="14cm" svg:y1="11.1cm" svg:x2="14cm" svg:y2="9.3cm">
                <text:p/>
              </draw:line>
              <draw:line draw:style-name="gr36" draw:text-style-name="P34" draw:layer="layout" svg:x1="11.5cm" svg:y1="15.347cm" svg:x2="11.5cm" svg:y2="16.347cm">
                <text:p/>
              </draw:line>
              <draw:line draw:style-name="gr36" draw:text-style-name="P34" draw:layer="layout" svg:x1="16.5cm" svg:y1="15.347cm" svg:x2="16.5cm" svg:y2="16.347cm">
                <text:p/>
              </draw:line>
              <draw:line draw:style-name="gr35" draw:text-style-name="P34" draw:layer="layout" svg:x1="11.4cm" svg:y1="16.3cm" svg:x2="16.6cm" svg:y2="16.3cm">
                <text:p/>
              </draw:line>
              <draw:line draw:style-name="gr37" draw:text-style-name="P34" draw:layer="layout" svg:x1="14cm" svg:y1="18.1cm" svg:x2="14cm" svg:y2="16.3cm">
                <text:p/>
              </draw:line>
            </draw:g>
            <draw:g>
              <draw:custom-shape draw:style-name="gr32" draw:text-style-name="P44" draw:layer="layout" svg:width="3.5cm" svg:height="2.598cm" svg:x="20.3cm" svg:y="12.7cm">
                <text:p text:style-name="P1"><text:span text:style-name="T20">程序</text:span></text:p>
                <draw:enhanced-geometry svg:viewBox="0 0 21600 21600" draw:type="rectangle" draw:enhanced-path="M 0 0 L 21600 0 21600 21600 0 21600 0 0 Z N"/>
              </draw:custom-shape>
              <draw:line draw:style-name="gr38" draw:text-style-name="P34" draw:layer="layout" svg:x1="22cm" svg:y1="11cm" svg:x2="22cm" svg:y2="12.8cm">
                <text:p/>
              </draw:line>
              <draw:line draw:style-name="gr39" draw:text-style-name="P34" draw:layer="layout" svg:x1="22cm" svg:y1="15.347cm" svg:x2="22cm" svg:y2="16.547cm">
                <text:p/>
              </draw:line>
              <draw:line draw:style-name="gr39" draw:text-style-name="P34" draw:layer="layout" svg:x1="22cm" svg:y1="16.447cm" svg:x2="26.5cm" svg:y2="16.447cm">
                <text:p/>
              </draw:line>
              <draw:line draw:style-name="gr39" draw:text-style-name="P34" draw:layer="layout" svg:x1="26.6cm" svg:y1="10.947cm" svg:x2="26.6cm" svg:y2="16.547cm">
                <text:p/>
              </draw:line>
              <draw:line draw:style-name="gr39" draw:text-style-name="P34" draw:layer="layout" svg:x1="21.9cm" svg:y1="11.047cm" svg:x2="26.65cm" svg:y2="11.047cm">
                <text:p/>
              </draw:line>
            </draw:g>
            <draw:custom-shape draw:style-name="gr40" draw:text-style-name="P45" draw:layer="layout" svg:width="27.99cm" svg:height="1.1cm" svg:x="0cm" svg:y="4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oto Sans CJK TC Bold" svg:font-family="'Noto Sans CJK TC Bold'" style:font-pitch="variable"/>
    <style:font-face style:name="文泉驛微米黑1" svg:font-family="文泉驛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gradient draw:name="Gradient_20_2" draw:display-name="Gradient 2" draw:style="linear" draw:start-color="#0084d1" draw:end-color="#ffffff" draw:start-intensity="100%" draw:end-intensity="100%" draw:angle="300" draw:border="0%"/>
    <draw:gradient draw:name="Gradient_20_3" draw:display-name="Gradient 3" draw:style="linear" draw:start-color="#0084d1" draw:end-color="#ffffff" draw:start-intensity="100%" draw:end-intensity="100%" draw:angle="0" draw:border="0%"/>
    <draw:gradient draw:name="Gradient_20_4" draw:display-name="Gradient 4" draw:style="linear" draw:start-color="#729fcf" draw:end-color="#ffffff" draw:start-intensity="100%" draw:end-intensity="100%" draw:angle="0" draw:border="0%"/>
    <draw:gradient draw:name="Tango_20_Green" draw:display-name="Tango Green" draw:style="linear" draw:start-color="#0084d1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6.427cm" svg:x="1cm" svg:y="3.059cm"/>
      <draw:page-thumbnail draw:layer="backgroundobjects" svg:width="8.999cm" svg:height="6.427cm" svg:x="1cm" svg:y="11.635cm"/>
      <draw:page-thumbnail draw:layer="backgroundobjects" svg:width="8.999cm" svg:height="6.427cm" svg:x="1cm" svg:y="20.211cm"/>
      <draw:page-thumbnail draw:layer="backgroundobjects" svg:width="8.999cm" svg:height="6.427cm" svg:x="11cm" svg:y="3.059cm"/>
      <draw:page-thumbnail draw:layer="backgroundobjects" svg:width="8.999cm" svg:height="6.427cm" svg:x="11cm" svg:y="11.635cm"/>
      <draw:page-thumbnail draw:layer="backgroundobjects" svg:width="8.999cm" svg:height="6.427cm" svg:x="11cm" svg:y="20.211cm"/>
    </style:handout-master>
    <style:master-page style:name="預設" style:page-layout-name="PM1" draw:style-name="Mdp1">
      <draw:frame presentation:style-name="預設-title" draw:layer="backgroundobjects" svg:width="25.199cm" svg:height="3.339cm" svg:x="1.4cm" svg:y="0.797cm" presentation:class="title" presentation:placeholder="true">
        <draw:text-box/>
      </draw:frame>
      <draw:frame presentation:style-name="預設-outline1" draw:layer="backgroundobjects" svg:width="25.199cm" svg:height="11.599cm" svg:x="1.4cm" svg:y="4.68cm" presentation:class="outline" presentation:placeholder="true">
        <draw:text-box/>
      </draw:frame>
      <draw:frame presentation:style-name="Mpr1" draw:text-style-name="MP2" draw:layer="backgroundobjects" svg:width="6.523cm" svg:height="1.379cm" svg:x="1.4cm" svg:y="18.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379cm" svg:x="9.576cm" svg:y="18.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379cm" svg:x="20.076cm" svg:y="18.2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08:27:50.526802392</meta:creation-date>
    <dc:date>2017-07-20T14:44:56.707376282</dc:date>
    <meta:editing-duration>PT1H10M57S</meta:editing-duration>
    <meta:editing-cycles>13</meta:editing-cycles>
    <meta:generator>LibreOffice/5.2.6.2$Linux_X86_64 LibreOffice_project/a3100ed2409ebf1c212f5048fbe377c281438fdc</meta:generator>
    <meta:document-statistic meta:object-count="119"/>
  </office:meta>
</office:document-meta>
</file>